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Enumeration.IteratorEnumeration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orEnumeration.ge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set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Enumeration.IteratorEnum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